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9" style:family="table">
      <style:table-properties style:width="15.079cm" fo:margin-left="-0.208cm" table:align="left" style:writing-mode="lr-tb"/>
    </style:style>
    <style:style style:name="Table29.A" style:family="table-column">
      <style:table-column-properties style:column-width="5.046cm"/>
    </style:style>
    <style:style style:name="Table29.B" style:family="table-column">
      <style:table-column-properties style:column-width="5.048cm"/>
    </style:style>
    <style:style style:name="Table29.C" style:family="table-column">
      <style:table-column-properties style:column-width="0.041cm"/>
    </style:style>
    <style:style style:name="Table29.D" style:family="table-column">
      <style:table-column-properties style:column-width="4.944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9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9.4" style:family="table-row">
      <style:table-row-properties style:min-row-height="0.362cm" fo:keep-together="auto"/>
    </style:style>
    <style:style style:name="Table1" style:family="table">
      <style:table-properties style:width="15.079cm" fo:margin-left="-0.208cm" table:align="left" style:writing-mode="lr-tb"/>
    </style:style>
    <style:style style:name="Table1.A" style:family="table-column">
      <style:table-column-properties style:column-width="5.046cm"/>
    </style:style>
    <style:style style:name="Table1.B" style:family="table-column">
      <style:table-column-properties style:column-width="5.048cm"/>
    </style:style>
    <style:style style:name="Table1.C" style:family="table-column">
      <style:table-column-properties style:column-width="4.985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0.362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5.079cm" fo:margin-left="-0.208cm" table:align="left" style:writing-mode="lr-tb"/>
    </style:style>
    <style:style style:name="Table2.A" style:family="table-column">
      <style:table-column-properties style:column-width="5.046cm"/>
    </style:style>
    <style:style style:name="Table2.B" style:family="table-column">
      <style:table-column-properties style:column-width="5.048cm"/>
    </style:style>
    <style:style style:name="Table2.C" style:family="table-column">
      <style:table-column-properties style:column-width="0.041cm"/>
    </style:style>
    <style:style style:name="Table2.D" style:family="table-column">
      <style:table-column-properties style:column-width="4.944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4" style:family="table-row">
      <style:table-row-properties style:min-row-height="0.362cm" fo:keep-together="auto"/>
    </style:style>
    <style:style style:name="Table3" style:family="table">
      <style:table-properties style:width="15.079cm" fo:margin-left="-0.208cm" table:align="left" style:writing-mode="lr-tb"/>
    </style:style>
    <style:style style:name="Table3.A" style:family="table-column">
      <style:table-column-properties style:column-width="5.046cm"/>
    </style:style>
    <style:style style:name="Table3.B" style:family="table-column">
      <style:table-column-properties style:column-width="5.05cm"/>
    </style:style>
    <style:style style:name="Table3.C" style:family="table-column">
      <style:table-column-properties style:column-width="4.983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style:min-row-height="0.362cm" fo:keep-together="auto"/>
    </style:style>
    <style:style style:name="Table4" style:family="table">
      <style:table-properties style:width="15.079cm" fo:margin-left="-0.208cm" table:align="left" style:writing-mode="lr-tb"/>
    </style:style>
    <style:style style:name="Table4.A" style:family="table-column">
      <style:table-column-properties style:column-width="5.046cm"/>
    </style:style>
    <style:style style:name="Table4.B" style:family="table-column">
      <style:table-column-properties style:column-width="5.048cm"/>
    </style:style>
    <style:style style:name="Table4.C" style:family="table-column">
      <style:table-column-properties style:column-width="0.041cm"/>
    </style:style>
    <style:style style:name="Table4.D" style:family="table-column">
      <style:table-column-properties style:column-width="4.944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.5" style:family="table-row">
      <style:table-row-properties style:min-row-height="0.362cm" fo:keep-together="auto"/>
    </style:style>
    <style:style style:name="Table5" style:family="table">
      <style:table-properties style:width="15.079cm" fo:margin-left="-0.208cm" table:align="left" style:writing-mode="lr-tb"/>
    </style:style>
    <style:style style:name="Table5.A" style:family="table-column">
      <style:table-column-properties style:column-width="5.046cm"/>
    </style:style>
    <style:style style:name="Table5.B" style:family="table-column">
      <style:table-column-properties style:column-width="5.05cm"/>
    </style:style>
    <style:style style:name="Table5.C" style:family="table-column">
      <style:table-column-properties style:column-width="4.983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3" style:family="table-row">
      <style:table-row-properties style:min-row-height="0.362cm" fo:keep-together="auto"/>
    </style:style>
    <style:style style:name="Table6" style:family="table">
      <style:table-properties style:width="15.079cm" fo:margin-left="-0.208cm" table:align="left" style:writing-mode="lr-tb"/>
    </style:style>
    <style:style style:name="Table6.A" style:family="table-column">
      <style:table-column-properties style:column-width="5.046cm"/>
    </style:style>
    <style:style style:name="Table6.B" style:family="table-column">
      <style:table-column-properties style:column-width="5.048cm"/>
    </style:style>
    <style:style style:name="Table6.C" style:family="table-column">
      <style:table-column-properties style:column-width="0.041cm"/>
    </style:style>
    <style:style style:name="Table6.D" style:family="table-column">
      <style:table-column-properties style:column-width="4.944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.5" style:family="table-row">
      <style:table-row-properties style:min-row-height="0.362cm" fo:keep-together="auto"/>
    </style:style>
    <style:style style:name="Table7" style:family="table">
      <style:table-properties style:width="15.079cm" fo:margin-left="-0.208cm" table:align="left" style:writing-mode="lr-tb"/>
    </style:style>
    <style:style style:name="Table7.A" style:family="table-column">
      <style:table-column-properties style:column-width="5.046cm"/>
    </style:style>
    <style:style style:name="Table7.B" style:family="table-column">
      <style:table-column-properties style:column-width="5.048cm"/>
    </style:style>
    <style:style style:name="Table7.C" style:family="table-column">
      <style:table-column-properties style:column-width="0.041cm"/>
    </style:style>
    <style:style style:name="Table7.D" style:family="table-column">
      <style:table-column-properties style:column-width="4.944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079cm" fo:margin-left="-0.208cm" table:align="left" style:writing-mode="lr-tb"/>
    </style:style>
    <style:style style:name="Table9.A" style:family="table-column">
      <style:table-column-properties style:column-width="5.046cm"/>
    </style:style>
    <style:style style:name="Table9.B" style:family="table-column">
      <style:table-column-properties style:column-width="5.05cm"/>
    </style:style>
    <style:style style:name="Table9.C" style:family="table-column">
      <style:table-column-properties style:column-width="4.983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3" style:family="table-row">
      <style:table-row-properties style:min-row-height="0.362cm" fo:keep-together="auto"/>
    </style:style>
    <style:style style:name="Table8" style:family="table">
      <style:table-properties style:width="15.079cm" fo:margin-left="-0.208cm" table:align="left" style:writing-mode="lr-tb"/>
    </style:style>
    <style:style style:name="Table8.A" style:family="table-column">
      <style:table-column-properties style:column-width="5.046cm"/>
    </style:style>
    <style:style style:name="Table8.B" style:family="table-column">
      <style:table-column-properties style:column-width="5.048cm"/>
    </style:style>
    <style:style style:name="Table8.C" style:family="table-column">
      <style:table-column-properties style:column-width="0.041cm"/>
    </style:style>
    <style:style style:name="Table8.D" style:family="table-column">
      <style:table-column-properties style:column-width="4.944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" style:family="table">
      <style:table-properties style:width="15.079cm" fo:margin-left="-0.208cm" table:align="left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5.05cm"/>
    </style:style>
    <style:style style:name="Table10.C" style:family="table-column">
      <style:table-column-properties style:column-width="4.983cm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3" style:family="table-row">
      <style:table-row-properties style:min-row-height="0.362cm" fo:keep-together="auto"/>
    </style:style>
    <style:style style:name="Table11" style:family="table">
      <style:table-properties style:width="15.079cm" fo:margin-left="-0.208cm" table:align="left" style:writing-mode="lr-tb"/>
    </style:style>
    <style:style style:name="Table11.A" style:family="table-column">
      <style:table-column-properties style:column-width="5.046cm"/>
    </style:style>
    <style:style style:name="Table11.B" style:family="table-column">
      <style:table-column-properties style:column-width="5.05cm"/>
    </style:style>
    <style:style style:name="Table11.C" style:family="table-column">
      <style:table-column-properties style:column-width="4.983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fo:keep-together="auto"/>
    </style:style>
    <style:style style:name="Table1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3" style:family="table-row">
      <style:table-row-properties style:min-row-height="0.362cm" fo:keep-together="auto"/>
    </style:style>
    <style:style style:name="Table1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5.079cm" fo:margin-left="-0.208cm" table:align="left" style:writing-mode="lr-tb"/>
    </style:style>
    <style:style style:name="Table12.A" style:family="table-column">
      <style:table-column-properties style:column-width="5.046cm"/>
    </style:style>
    <style:style style:name="Table12.B" style:family="table-column">
      <style:table-column-properties style:column-width="5.048cm"/>
    </style:style>
    <style:style style:name="Table12.C" style:family="table-column">
      <style:table-column-properties style:column-width="0.041cm"/>
    </style:style>
    <style:style style:name="Table12.D" style:family="table-column">
      <style:table-column-properties style:column-width="4.944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.D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079cm" fo:margin-left="-0.208cm" table:align="left" style:writing-mode="lr-tb"/>
    </style:style>
    <style:style style:name="Table13.A" style:family="table-column">
      <style:table-column-properties style:column-width="5.046cm"/>
    </style:style>
    <style:style style:name="Table13.B" style:family="table-column">
      <style:table-column-properties style:column-width="5.05cm"/>
    </style:style>
    <style:style style:name="Table13.C" style:family="table-column">
      <style:table-column-properties style:column-width="4.983cm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2" style:family="table-row">
      <style:table-row-properties fo:keep-together="auto"/>
    </style:style>
    <style:style style:name="Table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3" style:family="table-row">
      <style:table-row-properties style:min-row-height="0.362cm" fo:keep-together="auto"/>
    </style:style>
    <style:style style:name="Table1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3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font-size="7pt" style:font-size-asian="7pt" style:font-size-complex="7pt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 Mono" style:font-name-asian="Ubuntu Mono"/>
    </style:style>
    <style:style style:name="P3" style:family="paragraph" style:parent-style-name="Standard">
      <style:paragraph-properties style:snap-to-layout-grid="false"/>
      <style:text-properties fo:color="#993366" style:font-name="Ubuntu Mono" style:font-name-asian="Ubuntu Mono" style:font-name-complex="宋体"/>
    </style:style>
    <style:style style:name="P4" style:family="paragraph" style:parent-style-name="Standard">
      <style:text-properties style:font-name="Ubuntu Mono" style:font-name-asian="Ubuntu Mono"/>
    </style:style>
    <style:style style:name="P5" style:family="paragraph" style:parent-style-name="Standard">
      <style:paragraph-properties style:snap-to-layout-grid="false"/>
      <style:text-properties style:font-name="Ubuntu Mono" style:font-name-asian="Ubuntu Mono"/>
    </style:style>
    <style:style style:name="P6" style:family="paragraph" style:parent-style-name="Standard">
      <style:paragraph-properties style:snap-to-layout-grid="false"/>
      <style:text-properties style:font-name="Ubuntu Mono" style:font-name-asian="Ubuntu Mono" style:font-name-complex="宋体"/>
    </style:style>
    <style:style style:name="P7" style:family="paragraph" style:parent-style-name="Standard">
      <style:paragraph-properties style:snap-to-layout-grid="false"/>
      <style:text-properties style:font-name="Ubuntu Mono" style:font-name-asian="Ubuntu Mono" style:font-name-complex="宋体" style:font-size-complex="10.5pt"/>
    </style:style>
    <style:style style:name="P8" style:family="paragraph" style:parent-style-name="Standard">
      <style:paragraph-properties style:snap-to-layout-grid="false"/>
      <style:text-properties style:font-name="Ubuntu Mono" style:font-name-asian="Ubuntu Mono" style:font-size-complex="10.5pt"/>
    </style:style>
    <style:style style:name="P9" style:family="paragraph" style:parent-style-name="表格列首">
      <style:paragraph-properties style:snap-to-layout-grid="false"/>
      <style:text-properties style:font-name="Ubuntu Mono" style:font-name-asian="Ubuntu Mono"/>
    </style:style>
    <style:style style:name="P10" style:family="paragraph" style:parent-style-name="PDU名称">
      <style:paragraph-properties style:snap-to-layout-grid="false"/>
      <style:text-properties style:font-name="Ubuntu Mono" style:font-name-asian="Ubuntu Mono"/>
    </style:style>
    <style:style style:name="P11" style:family="paragraph" style:parent-style-name="Standard">
      <style:paragraph-properties style:snap-to-layout-grid="false"/>
      <style:text-properties style:font-name="Ubuntu Mono" style:font-name-asian="Ubuntu Mono" style:font-name-complex="宋体" style:font-size-complex="10.5pt"/>
    </style:style>
    <style:style style:name="T1" style:family="text">
      <style:text-properties style:language-asian="zh" style:country-asian="CN"/>
    </style:style>
    <style:style style:name="T2" style:family="text">
      <style:text-properties style:font-size-complex="10.5pt"/>
    </style:style>
    <style:style style:name="T3" style:family="text">
      <style:text-properties fo:color="#993366"/>
    </style:style>
    <style:style style:name="T4" style:family="text">
      <style:text-properties style:font-name-complex="宋体"/>
    </style:style>
    <style:style style:name="T5" style:family="text">
      <style:text-properties officeooo:rsid="001cbc0b"/>
    </style:style>
    <style:style style:name="T6" style:family="text">
      <style:text-properties officeooo:rsid="001dcb02"/>
    </style:style>
    <style:style style:name="T7" style:family="text">
      <style:text-properties officeooo:rsid="001f95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>开放平台：PC终端</text:p>
      <text:p text:style-name="P4"/>
      <text:p text:style-name="P4">用户类型：普通用户10，管理员用户0</text:p>
      <text:p text:style-name="P4"/>
      <text:p text:style-name="P4">数据库名称：jtechlc_serv_db</text:p>
      <text:p text:style-name="P4"/>
      <text:p text:style-name="P4">users:</text:p>
      <text:p text:style-name="P4">user_id<text:tab/><text:tab/><text:tab/>int unsigned primary key <text:s/>auto_increment,</text:p>
      <text:p text:style-name="P4">user_group_id<text:tab/><text:tab/>int unsigned not null,</text:p>
      <text:p text:style-name="P4">user_name<text:tab/><text:tab/><text:tab/>var<text:span text:style-name="T7">binary</text:span>(129) not null,</text:p>
      <text:p text:style-name="P4">user_pwd<text:tab/><text:tab/><text:tab/>var<text:span text:style-name="T7">binary</text:span>(129) not null,</text:p>
      <text:p text:style-name="P4">user_type<text:tab/><text:tab/><text:tab/>int unsigned not null,</text:p>
      <text:p text:style-name="P4">user_flag<text:tab/><text:tab/><text:tab/> smallint unsigned not null,</text:p>
      <text:p text:style-name="P4">login_time<text:tab/><text:tab/><text:tab/>time,</text:p>
      <text:p text:style-name="P4">login_date<text:tab/><text:tab/><text:tab/>date,</text:p>
      <text:p text:style-name="P4">logout_time<text:tab/><text:tab/><text:tab/>time,</text:p>
      <text:p text:style-name="P4">logout_date<text:tab/><text:tab/><text:tab/>date,</text:p>
      <text:p text:style-name="P4">index user_index(user_id),</text:p>
      <text:p text:style-name="P4">unique index user_name(user_id),</text:p>
      <text:p text:style-name="P4"/>
      <text:p text:style-name="P4">备注：user_flag 0表示正常； 1表示不能群聊；2 表示不能登录</text:p>
      <text:p text:style-name="P4"/>
      <text:p text:style-name="P4">userGrant:</text:p>
      <text:p text:style-name="P4">id<text:tab/><text:tab/><text:tab/><text:tab/>int unsigned primary key auto_increment,</text:p>
      <text:p text:style-name="P4">user_i<text:span text:style-name="T6">d_</text:span>a<text:tab/><text:tab/>int unsigned not null,</text:p>
      <text:p text:style-name="P4">user_i<text:span text:style-name="T6">d</text:span>_b<text:tab/><text:tab/>int unsigned not null,</text:p>
      <text:p text:style-name="P4">deal_flag<text:tab/><text:tab/><text:tab/>smallint not null,</text:p>
      <text:p text:style-name="P4">unique key(user_i<text:span text:style-name="T6">d</text:span>_a, user_i<text:span text:style-name="T6">d</text:span>_b),</text:p>
      <text:p text:style-name="P4">foreign key(user_i<text:span text:style-name="T6">d</text:span>_a) references users(user_id) on delete cascade on update cascade,</text:p>
      <text:p text:style-name="P4">foreign key(user_id_b) references users(user_id) on delete cascade on update cascade</text:p>
      <text:p text:style-name="P4"/>
      <text:p text:style-name="P4">备注：deal_flag 0 表示对方（b）未处理；1表示双方已成为好友； 2 表示对方（b）已拒绝；3表示对方（b）已将（a）已拉黑；</text:p>
      <text:p text:style-name="P4"/>
      <text:p text:style-name="P4">groups:</text:p>
      <text:p text:style-name="P4">group_id<text:tab/><text:tab/><text:tab/>int unsigned primary key auto_increment,</text:p>
      <text:p text:style-name="P4">group_name<text:tab/><text:tab/><text:tab/><text:span text:style-name="T7">varbinary</text:span>(129) not null,</text:p>
      <text:p text:style-name="P4">group_admin<text:tab/><text:tab/>int unsigned not null,</text:p>
      <text:p text:style-name="P4">group_type<text:tab/><text:tab/><text:tab/>int unsigned not null,</text:p>
      <text:p text:style-name="P4">index group_index(group_id),</text:p>
      <text:p text:style-name="P4">unique index group_name(group_id),</text:p>
      <text:p text:style-name="P4">foreign key(group_admin) references users(user_id) <text:s/>on delete cascade on update cascade</text:p>
      <text:p text:style-name="P4"/>
      <text:p text:style-name="P4"/>
      <text:p text:style-name="P4">默认：admin用户，demo群（所有人默认加入demo群）</text:p>
      <text:p text:style-name="P4"/>
      <text:p text:style-name="P2"/>
      <text:p text:style-name="P4">类型定义</text:p>
      <text:p text:style-name="P4"/>
      <text:p text:style-name="P4">LCDB_ERR_SUCCESS<text:tab/><text:tab/><text:tab/>0</text:p>
      <text:p text:style-name="P4">LCDB_ERR_DBDATA_ERROR<text:tab/><text:tab/>-4001<text:tab/><text:tab/>数据库错误</text:p>
      <text:p text:style-name="P4">LCDB_ERR_USER_NotExist<text:tab/><text:tab/>-4002<text:tab/><text:tab/>用户不存在</text:p>
      <text:p text:style-name="P4"><text:soft-page-break/>LCDB_ERR_USER_VerifyFailed<text:tab/>-4003<text:tab/><text:tab/>用户验证失败（密码、类型错误）</text:p>
      <text:p text:style-name="P4">LCDB_ERR_USER_Existed<text:tab/><text:tab/>-4004<text:tab/><text:tab/>用户已存在</text:p>
      <text:p text:style-name="P4">LCDB_ERR_USER_InBlackList<text:tab/>-4005<text:tab/><text:tab/>用户处于屏蔽状态</text:p>
      <text:p text:style-name="P4"/>
      <text:p text:style-name="P4">LC_ERR_USER_OffLine<text:tab/><text:tab/>-5001<text:tab/><text:tab/>用户处于离线状态</text:p>
      <text:p text:style-name="P4">LC_ERR_USER_NotFriend<text:tab/><text:tab/>-5002<text:tab/><text:tab/>非好友</text:p>
      <text:p text:style-name="P4"/>
      <text:p text:style-name="P2"/>
      <text:p text:style-name="P4">PDU</text:p>
      <text:p text:style-name="P4"/>
      <text:p text:style-name="P4">1.1 用户登录</text:p>
      <text:p text:style-name="P4">验证用户，并记录登录时间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table:number-columns-spanned="4" office:value-type="string">
            <text:p text:style-name="P10"><text:span text:style-name="T1">LCDB_UserLogin_Rep_FromCli</text:span><text:bookmark-start text:name="OLE_LINK8"/><text:span text:style-name="T1"> <text:s text:c="6"/>(1)</text:span><text:bookmark-end text:name="OLE_LINK8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9.2">
          <table:table-cell table:style-name="Table29.A2" office:value-type="string">
            <text:p text:style-name="P9">数据类型</text:p>
          </table:table-cell>
          <table:table-cell table:style-name="Table29.A2" office:value-type="string">
            <text:p text:style-name="P9">名称</text:p>
          </table:table-cell>
          <table:table-cell table:style-name="Table29.A1" table:number-columns-spanned="2" office:value-type="string">
            <text:p text:style-name="P9">说明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5"><text:span text:style-name="T4">Char[128+1]</text:span></text:p>
          </table:table-cell>
          <table:table-cell table:style-name="Table29.A3" table:number-columns-spanned="2" office:value-type="string">
            <text:p text:style-name="P6">szUsername</text:p>
          </table:table-cell>
          <table:covered-table-cell/>
          <table:table-cell table:style-name="Table29.A3" office:value-type="string">
            <text:p text:style-name="P6">用户名</text:p>
          </table:table-cell>
        </table:table-row>
        <table:table-row table:style-name="Table29.4">
          <table:table-cell table:style-name="Table29.A2" office:value-type="string">
            <text:p text:style-name="P7">Char[16+1]</text:p>
          </table:table-cell>
          <table:table-cell table:style-name="Table29.A2" office:value-type="string">
            <text:p text:style-name="P7">szPassword</text:p>
          </table:table-cell>
          <table:table-cell table:style-name="Table29.A1" table:number-columns-spanned="2" office:value-type="string">
            <text:p text:style-name="P8">用户密码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5"><text:span text:style-name="T3">Unsigned long</text:span></text:p>
          </table:table-cell>
          <table:table-cell table:style-name="Table29.A3" office:value-type="string">
            <text:p text:style-name="P3">dwUserType</text:p>
          </table:table-cell>
          <table:table-cell table:style-name="Table29.A3" table:number-columns-spanned="2" office:value-type="string">
            <text:p text:style-name="P3">用户类型</text:p>
          </table:table-cell>
          <table:covered-table-cell/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0"><text:span text:style-name="T1">LCDB_UserLogin_Rsp_ToCli</text:span><text:bookmark-start text:name="OLE_LINK81"/><text:span text:style-name="T1"> <text:s text:c="6"/>(2)</text:span><text:bookmark-end text:name="OLE_LINK8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9">数据类型</text:p>
          </table:table-cell>
          <table:table-cell table:style-name="Table1.A2" office:value-type="string">
            <text:p text:style-name="P9">名称</text:p>
          </table:table-cell>
          <table:table-cell table:style-name="Table1.A1" office:value-type="string">
            <text:p text:style-name="P9">说明</text:p>
          </table:table-cell>
        </table:table-row>
        <table:table-row table:style-name="Table1.3">
          <table:table-cell table:style-name="Table1.A2" office:value-type="string">
            <text:p text:style-name="P7">short</text:p>
          </table:table-cell>
          <table:table-cell table:style-name="Table1.A2" office:value-type="string">
            <text:p text:style-name="P7">shRet</text:p>
          </table:table-cell>
          <table:table-cell table:style-name="Table1.A1" office:value-type="string">
            <text:p text:style-name="P8">结果</text:p>
            <text:p text:style-name="P8">成功：0</text:p>
            <text:p text:style-name="P8">失败：-4001，-4002， -4003</text:p>
          </table:table-cell>
        </table:table-row>
        <table:table-row table:style-name="Table1.3">
          <table:table-cell table:style-name="Table1.A4" office:value-type="string">
            <text:p text:style-name="P7">Unsigned long</text:p>
          </table:table-cell>
          <table:table-cell table:style-name="Table1.A4" office:value-type="string">
            <text:p text:style-name="P7">dwUserIndex</text:p>
          </table:table-cell>
          <table:table-cell table:style-name="Table1.C4" office:value-type="string">
            <text:p text:style-name="P8">用户ID</text:p>
          </table:table-cell>
        </table:table-row>
      </table:table>
      <text:p text:style-name="P4"/>
      <text:p text:style-name="P4">1.2 <text:s/>用户注册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0"><text:span text:style-name="T1">LCDB_UserCreate_Rep_FromCli</text:span><text:bookmark-start text:name="OLE_LINK82"/><text:span text:style-name="T1"> <text:s text:c="6"/>(3)</text:span><text:bookmark-end text:name="OLE_LINK8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9">数据类型</text:p>
          </table:table-cell>
          <table:table-cell table:style-name="Table2.A2" office:value-type="string">
            <text:p text:style-name="P9">名称</text:p>
          </table:table-cell>
          <table:table-cell table:style-name="Table2.A1" table:number-columns-spanned="2" office:value-type="string">
            <text:p text:style-name="P9">说明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5"><text:span text:style-name="T4">Char[128+1]</text:span></text:p>
          </table:table-cell>
          <table:table-cell table:style-name="Table2.A3" table:number-columns-spanned="2" office:value-type="string">
            <text:p text:style-name="P6">szUsername</text:p>
          </table:table-cell>
          <table:covered-table-cell/>
          <table:table-cell table:style-name="Table2.A3" office:value-type="string">
            <text:p text:style-name="P6">用户名</text:p>
          </table:table-cell>
        </table:table-row>
        <table:table-row table:style-name="Table2.4">
          <table:table-cell table:style-name="Table2.A2" office:value-type="string">
            <text:p text:style-name="P7">Char[16+1]</text:p>
          </table:table-cell>
          <table:table-cell table:style-name="Table2.A2" office:value-type="string">
            <text:p text:style-name="P7">szPassword</text:p>
          </table:table-cell>
          <table:table-cell table:style-name="Table2.A1" table:number-columns-spanned="2" office:value-type="string">
            <text:p text:style-name="P8">用户密码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5"><text:span text:style-name="T3">Unsigned long</text:span></text:p>
          </table:table-cell>
          <table:table-cell table:style-name="Table2.A3" office:value-type="string">
            <text:p text:style-name="P3">dwUserType</text:p>
          </table:table-cell>
          <table:table-cell table:style-name="Table2.A3" table:number-columns-spanned="2" office:value-type="string">
            <text:p text:style-name="P3">用户类型</text:p>
          </table:table-cell>
          <table:covered-table-cell/>
        </table:table-row>
      </table:table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"><text:span text:style-name="T1">LCDB_UserCreate_Rsp_ToCli</text:span><text:bookmark-start text:name="OLE_LINK811"/><text:span text:style-name="T1"> <text:s text:c="6"/>(4)</text:span><text:bookmark-end text:name="OLE_LINK8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9">数据类型</text:p>
          </table:table-cell>
          <table:table-cell table:style-name="Table3.A2" office:value-type="string">
            <text:p text:style-name="P9">名称</text:p>
          </table:table-cell>
          <table:table-cell table:style-name="Table3.A1" office:value-type="string">
            <text:p text:style-name="P9">说明</text:p>
          </table:table-cell>
        </table:table-row>
        <table:table-row table:style-name="Table3.3">
          <table:table-cell table:style-name="Table3.A2" office:value-type="string">
            <text:p text:style-name="P7">short</text:p>
          </table:table-cell>
          <table:table-cell table:style-name="Table3.A2" office:value-type="string">
            <text:p text:style-name="P7">shRet</text:p>
          </table:table-cell>
          <table:table-cell table:style-name="Table3.A1" office:value-type="string">
            <text:p text:style-name="P8">结果</text:p>
            <text:p text:style-name="P8">成功：0</text:p>
            <text:p text:style-name="P8">失败：-4001，-4004</text:p>
          </table:table-cell>
        </table:table-row>
      </table:table>
      <text:p text:style-name="P4"/>
      <text:p text:style-name="P4">1.3 在线群聊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0"><text:span text:style-name="T1">LCDB_GroupChat_Rep_FromCli</text:span><text:bookmark-start text:name="OLE_LINK821"/><text:span text:style-name="T1"> <text:s text:c="6"/>(5)</text:span><text:bookmark-end text:name="OLE_LINK8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9">数据类型</text:p>
          </table:table-cell>
          <table:table-cell table:style-name="Table4.A2" office:value-type="string">
            <text:p text:style-name="P9">名称</text:p>
          </table:table-cell>
          <table:table-cell table:style-name="Table4.A1" table:number-columns-spanned="2" office:value-type="string">
            <text:p text:style-name="P9">说明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6">Unsigned long</text:p>
          </table:table-cell>
          <table:table-cell table:style-name="Table4.A3" table:number-columns-spanned="2" office:value-type="string">
            <text:p text:style-name="P6">dwUserId</text:p>
          </table:table-cell>
          <table:covered-table-cell/>
          <table:table-cell table:style-name="Table4.A3" office:value-type="string">
            <text:p text:style-name="P6">用户ID</text:p>
          </table:table-cell>
        </table:table-row>
        <table:table-row table:style-name="Table4.1">
          <table:table-cell table:style-name="Table4.A3" office:value-type="string">
            <text:p text:style-name="P5">Unsigned long</text:p>
          </table:table-cell>
          <table:table-cell table:style-name="Table4.A3" table:number-columns-spanned="2" office:value-type="string">
            <text:p text:style-name="P6">dwGroupId</text:p>
          </table:table-cell>
          <table:covered-table-cell/>
          <table:table-cell table:style-name="Table4.A3" office:value-type="string">
            <text:p text:style-name="P6">群ID</text:p>
          </table:table-cell>
        </table:table-row>
        <table:table-row table:style-name="Table4.5">
          <table:table-cell table:style-name="Table4.A2" office:value-type="string">
            <text:p text:style-name="P7">Char[10240]</text:p>
          </table:table-cell>
          <table:table-cell table:style-name="Table4.A2" office:value-type="string">
            <text:p text:style-name="P7">szMsg</text:p>
          </table:table-cell>
          <table:table-cell table:style-name="Table4.A1" table:number-columns-spanned="2" office:value-type="string">
            <text:p text:style-name="P8">消息内容</text:p>
          </table:table-cell>
          <table:covered-table-cell/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0"><text:span text:style-name="T1">LCDB_GroupChat_Rsp_ToCli</text:span><text:bookmark-start text:name="OLE_LINK8111"/><text:span text:style-name="T1"> <text:s text:c="6"/>(6)</text:span><text:bookmark-end text:name="OLE_LINK8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9">数据类型</text:p>
          </table:table-cell>
          <table:table-cell table:style-name="Table5.A2" office:value-type="string">
            <text:p text:style-name="P9">名称</text:p>
          </table:table-cell>
          <table:table-cell table:style-name="Table5.A1" office:value-type="string">
            <text:p text:style-name="P9">说明</text:p>
          </table:table-cell>
        </table:table-row>
        <table:table-row table:style-name="Table5.3">
          <table:table-cell table:style-name="Table5.A2" office:value-type="string">
            <text:p text:style-name="P7">short</text:p>
          </table:table-cell>
          <table:table-cell table:style-name="Table5.A2" office:value-type="string">
            <text:p text:style-name="P7">shRet</text:p>
          </table:table-cell>
          <table:table-cell table:style-name="Table5.A1" office:value-type="string">
            <text:p text:style-name="P8">结果</text:p>
            <text:p text:style-name="P8">成功：0（则有pduType=7的PDU）</text:p>
            <text:p text:style-name="P8">失败：-4005</text:p>
          </table:table-cell>
        </table:table-row>
      </table:table>
      <text:p text:style-name="P4"><text:soft-page-break/></text:p>
      <text:p text:style-name="P4">**广播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10"><text:span text:style-name="T1">LCDB_GroupMsg_BCast_ToMCli</text:span><text:bookmark-start text:name="OLE_LINK8211"/><text:span text:style-name="T1"> <text:s text:c="6"/>(7)</text:span><text:bookmark-end text:name="OLE_LINK82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9">数据类型</text:p>
          </table:table-cell>
          <table:table-cell table:style-name="Table6.A2" office:value-type="string">
            <text:p text:style-name="P9">名称</text:p>
          </table:table-cell>
          <table:table-cell table:style-name="Table6.A1" table:number-columns-spanned="2" office:value-type="string">
            <text:p text:style-name="P9">说明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6">Unsigned long</text:p>
          </table:table-cell>
          <table:table-cell table:style-name="Table6.A3" table:number-columns-spanned="2" office:value-type="string">
            <text:p text:style-name="P6">dwUserId</text:p>
          </table:table-cell>
          <table:covered-table-cell/>
          <table:table-cell table:style-name="Table6.A3" office:value-type="string">
            <text:p text:style-name="P6">用户ID</text:p>
          </table:table-cell>
        </table:table-row>
        <table:table-row table:style-name="Table6.1">
          <table:table-cell table:style-name="Table6.A3" office:value-type="string">
            <text:p text:style-name="P5">Unsigned long</text:p>
          </table:table-cell>
          <table:table-cell table:style-name="Table6.A3" table:number-columns-spanned="2" office:value-type="string">
            <text:p text:style-name="P6">dwGroupId</text:p>
          </table:table-cell>
          <table:covered-table-cell/>
          <table:table-cell table:style-name="Table6.A3" office:value-type="string">
            <text:p text:style-name="P6">群ID</text:p>
          </table:table-cell>
        </table:table-row>
        <table:table-row table:style-name="Table6.5">
          <table:table-cell table:style-name="Table6.A2" office:value-type="string">
            <text:p text:style-name="P7">Char[10240]</text:p>
          </table:table-cell>
          <table:table-cell table:style-name="Table6.A2" office:value-type="string">
            <text:p text:style-name="P7">szMsg</text:p>
          </table:table-cell>
          <table:table-cell table:style-name="Table6.A1" table:number-columns-spanned="2" office:value-type="string">
            <text:p text:style-name="P8">消息内容</text:p>
          </table:table-cell>
          <table:covered-table-cell/>
        </table:table-row>
      </table:table>
      <text:p text:style-name="P4"/>
      <text:p text:style-name="P4">1.4 私聊请求</text:p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10"><text:span text:style-name="T1">LCDB_PerChat_Rep_FromCli</text:span><text:bookmark-start text:name="OLE_LINK8212"/><text:span text:style-name="T1"> <text:s text:c="6"/>(8)</text:span><text:bookmark-end text:name="OLE_LINK821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9">数据类型</text:p>
          </table:table-cell>
          <table:table-cell table:style-name="Table7.A2" office:value-type="string">
            <text:p text:style-name="P9">名称</text:p>
          </table:table-cell>
          <table:table-cell table:style-name="Table7.A1" table:number-columns-spanned="2" office:value-type="string">
            <text:p text:style-name="P9">说明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6">Unsigned long</text:p>
          </table:table-cell>
          <table:table-cell table:style-name="Table7.A3" table:number-columns-spanned="2" office:value-type="string">
            <text:p text:style-name="P6">dwUserId</text:p>
          </table:table-cell>
          <table:covered-table-cell/>
          <table:table-cell table:style-name="Table7.A3" office:value-type="string">
            <text:p text:style-name="P6">用户ID</text:p>
          </table:table-cell>
        </table:table-row>
        <table:table-row table:style-name="Table7.1">
          <table:table-cell table:style-name="Table7.A3" office:value-type="string">
            <text:p text:style-name="P5">Unsigned long</text:p>
          </table:table-cell>
          <table:table-cell table:style-name="Table7.A3" table:number-columns-spanned="2" office:value-type="string">
            <text:p text:style-name="P6">dwFriendId</text:p>
          </table:table-cell>
          <table:covered-table-cell/>
          <table:table-cell table:style-name="Table7.D4" office:value-type="string">
            <text:p text:style-name="P6">好友ID</text:p>
          </table:table-cell>
        </table:table-row>
      </table:table>
      <text:p text:style-name="P4"/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10"><text:span text:style-name="T1">LCDB_PerChat_Rsp_ToCli</text:span><text:bookmark-start text:name="OLE_LINK81111"/><text:span text:style-name="T1"> <text:s text:c="6"/>(9)</text:span><text:bookmark-end text:name="OLE_LINK8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9">数据类型</text:p>
          </table:table-cell>
          <table:table-cell table:style-name="Table9.A2" office:value-type="string">
            <text:p text:style-name="P9">名称</text:p>
          </table:table-cell>
          <table:table-cell table:style-name="Table9.A1" office:value-type="string">
            <text:p text:style-name="P9">说明</text:p>
          </table:table-cell>
        </table:table-row>
        <table:table-row table:style-name="Table9.3">
          <table:table-cell table:style-name="Table9.A2" office:value-type="string">
            <text:p text:style-name="P7">short</text:p>
          </table:table-cell>
          <table:table-cell table:style-name="Table9.A2" office:value-type="string">
            <text:p text:style-name="P7">shRet</text:p>
          </table:table-cell>
          <table:table-cell table:style-name="Table9.A1" office:value-type="string">
            <text:p text:style-name="P8">结果</text:p>
            <text:p text:style-name="P8">成功：0，-5001（则有pduType=10的PDU）</text:p>
            <text:p text:style-name="P8">失败：-4005（对方用户已被屏蔽），-5002非好友</text:p>
          </table:table-cell>
        </table:table-row>
      </table:table>
      <text:p text:style-name="P4"/>
      <text:p text:style-name="P4">1.5 加好友请求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10"><text:span text:style-name="T1">LCDB_AddFriend_Rep_FromCli</text:span><text:bookmark-start text:name="OLE_LINK82121"/><text:span text:style-name="T1"> <text:s text:c="6"/>(10)</text:span><text:bookmark-end text:name="OLE_LINK821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9">数据类型</text:p>
          </table:table-cell>
          <table:table-cell table:style-name="Table8.A2" office:value-type="string">
            <text:p text:style-name="P9">名称</text:p>
          </table:table-cell>
          <table:table-cell table:style-name="Table8.A1" table:number-columns-spanned="2" office:value-type="string">
            <text:p text:style-name="P9">说明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6">Unsigned long</text:p>
          </table:table-cell>
          <table:table-cell table:style-name="Table8.A3" table:number-columns-spanned="2" office:value-type="string">
            <text:p text:style-name="P6">dwUserId</text:p>
          </table:table-cell>
          <table:covered-table-cell/>
          <table:table-cell table:style-name="Table8.A3" office:value-type="string">
            <text:p text:style-name="P6">用户ID</text:p>
          </table:table-cell>
        </table:table-row>
        <table:table-row table:style-name="Table8.1">
          <table:table-cell table:style-name="Table8.A3" office:value-type="string">
            <text:p text:style-name="P5">Unsigned long</text:p>
          </table:table-cell>
          <table:table-cell table:style-name="Table8.A3" table:number-columns-spanned="2" office:value-type="string">
            <text:p text:style-name="P6">dwFriendId</text:p>
          </table:table-cell>
          <table:covered-table-cell/>
          <table:table-cell table:style-name="Table8.D4" office:value-type="string">
            <text:p text:style-name="P6">对方ID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10"><text:span text:style-name="T1">LCDB_AddFriend_Rsp_ToCli</text:span><text:bookmark-start text:name="OLE_LINK811111"/><text:span text:style-name="T1"> <text:s text:c="6"/>(11)</text:span><text:bookmark-end text:name="OLE_LINK8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9">数据类型</text:p>
          </table:table-cell>
          <table:table-cell table:style-name="Table10.A2" office:value-type="string">
            <text:p text:style-name="P9">名称</text:p>
          </table:table-cell>
          <table:table-cell table:style-name="Table10.A1" office:value-type="string">
            <text:p text:style-name="P9">说明</text:p>
          </table:table-cell>
        </table:table-row>
        <table:table-row table:style-name="Table10.3">
          <table:table-cell table:style-name="Table10.A2" office:value-type="string">
            <text:p text:style-name="P7">short</text:p>
          </table:table-cell>
          <table:table-cell table:style-name="Table10.A2" office:value-type="string">
            <text:p text:style-name="P7">shRet</text:p>
          </table:table-cell>
          <table:table-cell table:style-name="Table10.A1" office:value-type="string">
            <text:p text:style-name="P8">结果</text:p>
            <text:p text:style-name="P8">成功：0（请求已经成功发送）</text:p>
            <text:p text:style-name="P8">失败：-4005（对方用户已被屏蔽），</text:p>
          </table:table-cell>
        </table:table-row>
      </table:table>
      <text:p text:style-name="P4"/>
      <text:p text:style-name="P4">** 转发给对方，如果对方离线则保存在服务器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0"><text:span text:style-name="T1">LCDB_AddFriend_Req_ToCli</text:span><text:bookmark-start text:name="OLE_LINK8111111"/><text:span text:style-name="T1"> <text:s text:c="6"/>(12)</text:span><text:bookmark-end text:name="OLE_LINK81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9">数据类型</text:p>
          </table:table-cell>
          <table:table-cell table:style-name="Table11.A2" office:value-type="string">
            <text:p text:style-name="P9">名称</text:p>
          </table:table-cell>
          <table:table-cell table:style-name="Table11.A1" office:value-type="string">
            <text:p text:style-name="P9">说明</text:p>
          </table:table-cell>
        </table:table-row>
        <table:table-row table:style-name="Table11.3">
          <table:table-cell table:style-name="Table11.A2" office:value-type="string">
            <text:p text:style-name="P6">Unsigned long</text:p>
          </table:table-cell>
          <table:table-cell table:style-name="Table11.A2" office:value-type="string">
            <text:p text:style-name="P6">dwUserId</text:p>
          </table:table-cell>
          <table:table-cell table:style-name="Table11.A1" office:value-type="string">
            <text:p text:style-name="P6">用户ID</text:p>
          </table:table-cell>
        </table:table-row>
        <table:table-row table:style-name="Table11.3">
          <table:table-cell table:style-name="Table11.A4" office:value-type="string">
            <text:p text:style-name="P6">Varchar[129]</text:p>
          </table:table-cell>
          <table:table-cell table:style-name="Table11.A4" office:value-type="string">
            <text:p text:style-name="P6">szUserName</text:p>
          </table:table-cell>
          <table:table-cell table:style-name="Table11.C4" office:value-type="string">
            <text:p text:style-name="P6">用户昵称</text:p>
          </table:table-cell>
        </table:table-row>
      </table:table>
      <text:p text:style-name="P4"/>
      <text:p text:style-name="P4"/>
      <text:p text:style-name="P4">1.6 获取在线好友列表</text:p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table:number-columns-spanned="4" office:value-type="string">
            <text:p text:style-name="P10"><text:span text:style-name="T1">LCDB_GetFriendList_Rep_FromCli</text:span><text:bookmark-start text:name="OLE_LINK821211"/><text:span text:style-name="T1"> <text:s text:c="6"/>(13)</text:span><text:bookmark-end text:name="OLE_LINK8212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9">数据类型</text:p>
          </table:table-cell>
          <table:table-cell table:style-name="Table12.A2" office:value-type="string">
            <text:p text:style-name="P9">名称</text:p>
          </table:table-cell>
          <table:table-cell table:style-name="Table12.A1" table:number-columns-spanned="2" office:value-type="string">
            <text:p text:style-name="P9">说明</text:p>
          </table:table-cell>
          <table:covered-table-cell/>
        </table:table-row>
        <table:table-row table:style-name="Table12.1">
          <table:table-cell table:style-name="Table12.A3" office:value-type="string">
            <text:p text:style-name="P6">Unsigned long</text:p>
          </table:table-cell>
          <table:table-cell table:style-name="Table12.A3" table:number-columns-spanned="2" office:value-type="string">
            <text:p text:style-name="P6">dwUserId</text:p>
          </table:table-cell>
          <table:covered-table-cell/>
          <table:table-cell table:style-name="Table12.D3" office:value-type="string">
            <text:p text:style-name="P6">用户ID</text:p>
          </table:table-cell>
        </table:table-row>
      </table:table>
      <text:p text:style-name="P4"/>
      <text:p text:style-name="P4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table:number-columns-spanned="3" office:value-type="string">
            <text:p text:style-name="P10"><text:span text:style-name="T1">LCDB_GetFriendList_Rsp_ToCli</text:span><text:bookmark-start text:name="OLE_LINK8111112"/><text:span text:style-name="T1"> <text:s text:c="6"/>(14)</text:span><text:bookmark-end text:name="OLE_LINK8111112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9">数据类型</text:p>
          </table:table-cell>
          <table:table-cell table:style-name="Table13.A2" office:value-type="string">
            <text:p text:style-name="P9">名称</text:p>
          </table:table-cell>
          <table:table-cell table:style-name="Table13.A1" office:value-type="string">
            <text:p text:style-name="P9">说明</text:p>
          </table:table-cell>
        </table:table-row>
        <text:soft-page-break/>
        <table:table-row table:style-name="Table13.3">
          <table:table-cell table:style-name="Table13.A2" office:value-type="string">
            <text:p text:style-name="P7">short</text:p>
          </table:table-cell>
          <table:table-cell table:style-name="Table13.A2" office:value-type="string">
            <text:p text:style-name="P7">shRet</text:p>
          </table:table-cell>
          <table:table-cell table:style-name="Table13.A1" office:value-type="string">
            <text:p text:style-name="P8">结果</text:p>
            <text:p text:style-name="P8">成功：0</text:p>
          </table:table-cell>
        </table:table-row>
        <table:table-row table:style-name="Table13.3">
          <table:table-cell table:style-name="Table13.A4" office:value-type="string">
            <text:p text:style-name="P7">Unsigned long</text:p>
          </table:table-cell>
          <table:table-cell table:style-name="Table13.A4" office:value-type="string">
            <text:p text:style-name="P7">dwUserNum</text:p>
          </table:table-cell>
          <table:table-cell table:style-name="Table13.C4" office:value-type="string">
            <text:p text:style-name="P8">用户个数</text:p>
          </table:table-cell>
        </table:table-row>
        <table:table-row table:style-name="Table13.3">
          <table:table-cell table:style-name="Table13.A4" office:value-type="string">
            <text:p text:style-name="P5">For (i=0; i&lt;dwUserNum; i++)</text:p>
          </table:table-cell>
          <table:table-cell table:style-name="Table13.A4" office:value-type="string">
            <text:p text:style-name="P7"/>
          </table:table-cell>
          <table:table-cell table:style-name="Table13.C4" office:value-type="string">
            <text:p text:style-name="P8"/>
          </table:table-cell>
        </table:table-row>
        <table:table-row table:style-name="Table13.3">
          <table:table-cell table:style-name="Table13.A4" office:value-type="string">
            <text:p text:style-name="P5">Char[129]</text:p>
          </table:table-cell>
          <table:table-cell table:style-name="Table13.A4" office:value-type="string">
            <text:p text:style-name="P7">szUserName</text:p>
          </table:table-cell>
          <table:table-cell table:style-name="Table13.C4" office:value-type="string">
            <text:p text:style-name="P8">用昵称</text:p>
          </table:table-cell>
        </table:table-row>
        <table:table-row table:style-name="Table13.3">
          <table:table-cell table:style-name="Table13.A4" office:value-type="string">
            <text:p text:style-name="P5">Unsigned short</text:p>
          </table:table-cell>
          <table:table-cell table:style-name="Table13.A4" office:value-type="string">
            <text:p text:style-name="P7">flag</text:p>
          </table:table-cell>
          <table:table-cell table:style-name="Table13.C4" office:value-type="string">
            <text:p text:style-name="P8">1 在线； 0 不在线（则没有下面字段）</text:p>
          </table:table-cell>
        </table:table-row>
        <table:table-row table:style-name="Table13.3">
          <table:table-cell table:style-name="Table13.A4" office:value-type="string">
            <text:p text:style-name="P5">char[16]</text:p>
          </table:table-cell>
          <table:table-cell table:style-name="Table13.A4" office:value-type="string">
            <text:p text:style-name="P7">szIp</text:p>
          </table:table-cell>
          <table:table-cell table:style-name="Table13.C4" office:value-type="string">
            <text:p text:style-name="P8">用户IP</text:p>
          </table:table-cell>
        </table:table-row>
        <table:table-row table:style-name="Table13.3">
          <table:table-cell table:style-name="Table13.A4" office:value-type="string">
            <text:p text:style-name="P5">End</text:p>
          </table:table-cell>
          <table:table-cell table:style-name="Table13.A4" office:value-type="string">
            <text:p text:style-name="P7"/>
          </table:table-cell>
          <table:table-cell table:style-name="Table13.C4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DU名称" style:family="paragraph" style:parent-style-name="Standard">
      <style:paragraph-properties fo:hyphenation-ladder-count="no-limit"/>
      <style:text-properties fo:color="#0000ff" fo:hyphenate="false" fo:hyphenation-remain-char-count="2" fo:hyphenation-push-char-count="2"/>
    </style:style>
    <style:style style:name="表格列首" style:family="paragraph" style:parent-style-name="Standard">
      <style:paragraph-properties fo:text-align="center" style:justify-single-word="false" fo:hyphenation-ladder-count="no-limit"/>
      <style:text-properties fo:color="#0000ff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C项目PD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4-03-11T15:27:05</meta:creation-date>
    <dc:date>2014-03-14T21:19:05.713930889</dc:date>
    <dc:creator>Administrator </dc:creator>
    <meta:editing-duration>PT5H49M49S</meta:editing-duration>
    <meta:editing-cycles>228</meta:editing-cycles>
    <meta:generator>LibreOffice/4.1.3.2$Linux_x86 LibreOffice_project/410m0$Build-2</meta:generator>
    <meta:document-statistic meta:table-count="14" meta:image-count="0" meta:object-count="0" meta:page-count="4" meta:paragraph-count="214" meta:word-count="840" meta:character-count="3553" meta:non-whitespace-character-count="2895"/>
  </office:meta>
</office:document-meta>
</file>